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2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5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395cm"/>
    </style:style>
    <style:style style:name="pr8" style:family="presentation" style:parent-style-name="Default-outline1">
      <style:graphic-properties fo:min-height="17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01cm" svg:y="6.994cm" presentation:class="title" presentation:user-transformed="true">
          <draw:text-box>
            <text:p>LIVE CHAT WITH PEOPLE</text:p>
          </draw:text-box>
        </draw:frame>
        <draw:frame presentation:style-name="pr2" draw:text-style-name="P1" draw:layer="layout" svg:width="9cm" svg:height="2cm" svg:x="16cm" svg:y="15.5cm" presentation:class="title" presentation:user-transformed="true">
          <draw:text-box>
            <text:p><text:span text:style-name="T1">Vilian Papazov 1000160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7.1cm" svg:height="1.5cm" svg:x="1.4cm" svg:y="1cm" presentation:class="title" presentation:user-transformed="true">
          <draw:text-box>
            <text:p><text:span text:style-name="T1">LIVE CHAT WITH PEOPLE</text:span></text:p>
          </draw:text-box>
        </draw:frame>
        <draw:frame presentation:style-name="pr5" draw:layer="layout" svg:width="25.199cm" svg:height="15.395cm" svg:x="1.5cm" svg:y="4.641cm" presentation:class="outline" presentation:user-transformed="true">
          <draw:text-box>
            <text:list text:style-name="L2">
              <text:list-header>
                <text:p><text:span text:style-name="T2"><text:s text:c="32"/></text:span><text:span text:style-name="T3">Ziele</text:span>:</text:p>
              </text:list-header>
              <text:list-item>
                <text:p>Chat-Anwendung</text:p>
              </text:list-item>
              <text:list-item>
                <text:p>mehrere Benutzer mit Name </text:p>
              </text:list-item>
              <text:list-item>
                <text:p>Nachrichten sofort sehen können</text:p>
              </text:list-item>
              <text:list-item>
                <text:p>Information über neue/abgemeldete Benutzer</text:p>
              </text:list-item>
              <text:list-item>
                <text:p>PC und mobile passend Front-end</text:p>
                <text:p>---------------------------------------------------</text:p>
              </text:list-item>
              <text:list-item>
                <text:p>So viel wie möglich online fertig finden</text:p>
              </text:list-item>
              <text:list-item>
                <text:p>So wenig wie möglich selber bearbeiten</text:p>
              </text:list-item>
            </text:list>
          </draw:text-box>
        </draw:frame>
        <draw:frame presentation:style-name="pr4" draw:text-style-name="P1" draw:layer="layout" svg:width="7.1cm" svg:height="1.5cm" svg:x="20.9cm" svg:y="1cm" presentation:class="title" presentation:user-transformed="true">
          <draw:text-box>
            <text:p><text:span text:style-name="T1">Vilian Papaz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7.1cm" svg:height="1.5cm" svg:x="1.4cm" svg:y="1cm" presentation:class="title" presentation:user-transformed="true">
          <draw:text-box>
            <text:p><text:span text:style-name="T1">LIVE CHAT WITH PEOPLE</text:span></text:p>
          </draw:text-box>
        </draw:frame>
        <draw:frame presentation:style-name="pr7" draw:layer="layout" svg:width="25.199cm" svg:height="15.395cm" svg:x="1.5cm" svg:y="4.641cm" presentation:class="outline" presentation:user-transformed="true">
          <draw:text-box>
            <text:list text:style-name="L2">
              <text:list-header>
                <text:p><text:span text:style-name="T2"><text:s text:c="32"/></text:span><text:span text:style-name="T3">Wie</text:span>:</text:p>
              </text:list-header>
              <text:list-item>
                <text:p>Node.js Webserver erstellen</text:p>
              </text:list-item>
              <text:list-item>
                <text:p>NPM packete:</text:p>
                <text:p><text:s/>express, ejs, nodemon, body-parser, socket.io</text:p>
              </text:list-item>
              <text:list-item>
                <text:p>Socket.io und Web Sockets</text:p>
              </text:list-item>
              <text:list-item>
                <text:p>Back-end Servercode in server.js</text:p>
              </text:list-item>
              <text:list-item>
                <text:p>Front-end Clientcode in index.html und main.js</text:p>
              </text:list-item>
              <text:list-item>
                <text:p>Front-end Design in index.css</text:p>
                <text:p/>
              </text:list-item>
            </text:list>
          </draw:text-box>
        </draw:frame>
        <draw:frame presentation:style-name="pr4" draw:text-style-name="P1" draw:layer="layout" svg:width="7.1cm" svg:height="1.5cm" svg:x="20.9cm" svg:y="1cm" presentation:class="title" presentation:user-transformed="true">
          <draw:text-box>
            <text:p><text:span text:style-name="T1">Vilian Papaz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7.1cm" svg:height="1.5cm" svg:x="1.4cm" svg:y="1cm" presentation:class="title" presentation:user-transformed="true">
          <draw:text-box>
            <text:p><text:span text:style-name="T1">LIVE CHAT WITH PEOPLE</text:span></text:p>
          </draw:text-box>
        </draw:frame>
        <draw:frame presentation:style-name="pr8" draw:layer="layout" svg:width="25cm" svg:height="17cm" svg:x="1.5cm" svg:y="2.5cm" presentation:class="outline" presentation:user-transformed="true">
          <draw:text-box>
            <text:list text:style-name="L2">
              <text:list-header>
                <text:p><text:span text:style-name="T2"><text:s text:c="24"/></text:span></text:p>
                <text:p><text:span text:style-name="T4"/></text:p>
                <text:p><text:span text:style-name="T4"/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">Ausprobieren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4" draw:text-style-name="P1" draw:layer="layout" svg:width="7.1cm" svg:height="1.5cm" svg:x="20.9cm" svg:y="1cm" presentation:class="title" presentation:user-transformed="true">
          <draw:text-box>
            <text:p><text:span text:style-name="T1">Vilian Papaz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6M18S</meta:editing-duration>
    <meta:editing-cycles>5</meta:editing-cycles>
    <meta:generator>OpenOffice/4.1.6$Win32 OpenOffice.org_project/416m1$Build-9790</meta:generator>
    <dc:date>2021-01-22T17:24:49.37</dc:date>
    <meta:document-statistic meta:object-count="40"/>
  </office:meta>
</office:document-meta>
</file>